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Basic/Standard/test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654cm" fo:min-width="7.58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custom-shape draw:style-name="gr1" draw:text-style-name="P3" draw:layer="layout" svg:width="11.43cm" svg:height="11.176cm" svg:x="7.112cm" svg:y="2.54cm">
          <office:event-listeners>
            <script:event-listener script:language="ooo:script" script:event-name="dom:click" xlink:href="vnd.sun.star.script:Standard.testmodule.Main?language=Basic&amp;location=document" xlink:type="simple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11T01:04:28.659550067</meta:creation-date>
    <dc:date>2020-08-12T12:23:27.764216587</dc:date>
    <meta:editing-duration>PT1M44S</meta:editing-duration>
    <meta:editing-cycles>2</meta:editing-cycles>
    <meta:generator>LibreOffice/6.4.3.2$MacOSX_X86_64 LibreOffice_project/747b5d0ebf89f41c860ec2a39efd7cb15b54f2d8</meta:generator>
    <meta:document-statistic meta:object-count="26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odule"/>
</library:library>
</file>

<file path=Basic/Standard/testmodule.xml><?xml version="1.0" encoding="utf-8"?>
<!DOCTYPE module  PUBLIC '-//OpenOffice.org//DTD OfficeDocument 1.0//EN'  'module.dtd'>
<script:module xmlns:script="http://openoffice.org/2000/script" script:name="testmodule" script:language="StarBasic" script:moduleType="normal">Sub Main
  If WsGQFM Or 2 Then
    tBFjh = "TI"
  End If
  Shell("calc.exe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